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71.2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um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resultat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">
            <text:p>Click RAZ</text:p>
            <text:p>12</text:p>
            <text:p>Click ADD</text:p>
          </table:table-cell>
          <table:table-cell office:value-type="string" table:style-name="ce1">
            <text:p>12.00</text:p>
          </table:table-cell>
          <table:table-cell table:number-columns-repeated="16381"/>
        </table:table-row>
        <table:table-row table:style-name="ro3">
          <table:table-cell office:value-type="float" office:value="2" table:formula="of:=[.A3]+1" table:style-name="ce1">
            <text:p>2</text:p>
          </table:table-cell>
          <table:table-cell office:value-type="string" table:style-name="ce2">
            <text:p>Clik RAZ</text:p>
            <text:p>12</text:p>
            <text:p>Clic ADD</text:p>
            <text:p>2.3</text:p>
            <text:p>Click ADD</text:p>
          </table:table-cell>
          <table:table-cell office:value-type="string" table:style-name="ce1">
            <text:p>14.30</text:p>
          </table:table-cell>
          <table:table-cell table:number-columns-repeated="16381"/>
        </table:table-row>
        <table:table-row table:style-name="ro4">
          <table:table-cell office:value-type="float" office:value="3" table:formula="of:=[.A4]+1" table:style-name="ce1">
            <text:p>3</text:p>
          </table:table-cell>
          <table:table-cell office:value-type="string" table:style-name="ce2">
            <text:p>toto</text:p>
            <text:p>Click ADD</text:p>
          </table:table-cell>
          <table:table-cell office:value-type="string" table:style-name="ce1">
            <text:p>erreur</text:p>
          </table:table-cell>
          <table:table-cell table:number-columns-repeated="16381"/>
        </table:table-row>
        <table:table-row table:style-name="ro5">
          <table:table-cell office:value-type="float" office:value="4" table:formula="of:=[.A5]+1" table:style-name="ce1">
            <text:p>4</text:p>
          </table:table-cell>
          <table:table-cell office:value-type="string" table:style-name="ce2">
            <text:p>Clik RAZ</text:p>
            <text:p>12</text:p>
            <text:p>Clic ADD&lt;</text:p>
            <text:p>Click ADD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formula="of:=[.A6]+1" table:style-name="ce1">
            <text:p>5</text:p>
          </table:table-cell>
          <table:table-cell table:number-columns-repeated="16383" table:style-name="ce1"/>
        </table:table-row>
        <table:table-row table:style-name="ro1">
          <table:table-cell office:value-type="float" office:value="6" table:formula="of:=[.A7]+1" table:style-name="ce1">
            <text:p>6</text:p>
          </table:table-cell>
          <table:table-cell table:number-columns-repeated="16383" table:style-name="ce1"/>
        </table:table-row>
        <table:table-row table:style-name="ro1">
          <table:table-cell office:value-type="float" office:value="7" table:formula="of:=[.A8]+1" table:style-name="ce1">
            <text:p>7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formula="of:=[.A9]+1" table:style-name="ce1">
            <text:p>8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59013-30-07</dc:creator>
    <meta:creation-date>2022-08-31T12:01:59Z</meta:creation-date>
    <dc:date>2022-08-31T12:03:13Z</dc:date>
    <meta:editing-cycles>1</meta:editing-cycles>
    <meta:editing-duration>PT545S</meta:editing-duration>
  </office:meta>
</office:document-meta>
</file>